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52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Foreach =&gt; fo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Update suprim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2 listes privées supprimé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Debug log en commentai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mera montre le mur où le player caché</text:p>
          </table:table-cell>
          <table:table-cell table:style-name="ce2"/>
          <table:table-cell table:style-name="ce2" office:value-type="string">
            <text:p>player non visib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Référence à NavMesh et GetComponent enlev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Distance → SqrMagnitude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28/08/2023</text:date>, <text:time>16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8-28T16:29:44.35</dc:date>
    <dc:creator>Rémi Raffaghello</dc:creator>
    <meta:editing-duration>PT1H10M32S</meta:editing-duration>
    <meta:editing-cycles>4</meta:editing-cycles>
    <meta:document-statistic meta:table-count="1" meta:cell-count="18" meta:object-count="0"/>
  </office:meta>
</office:document-meta>
</file>